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3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8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-&quot;;&quot;yes&quot;;&quot;no&quot;)" table:allow-empty-cell="true" table:display-list="unsorted" table:base-cell-address="Misc.D2">
          <table:error-message table:message-type="stop" table:display="true"/>
        </table:content-validation>
        <table:content-validation table:name="val3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E2">
          <table:error-message table:message-type="stop" table:display="true"/>
        </table:content-validation>
        <table:content-validation table:name="val4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Misc.E130">
          <table:error-message table:message-type="stop" table:display="true"/>
        </table:content-validation>
        <table:content-validation table:name="val5" table:base-cell-address="Misc.G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isc.J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Misc.C2">
          <table:error-message table:message-type="stop" table:display="true"/>
        </table:content-validation>
        <table:content-validation table:name="val8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E2">
          <table:error-message table:message-type="stop" table:display="true"/>
        </table:content-validation>
        <table:content-validation table:name="val9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4" table:formula="of:=CONCATENATE(&quot;DCA2 - &quot;;[$Groups.B3])" office:value-type="string" office:string-value="DCA2 - Perc" calcext:value-type="string">
            <text:p>DCA2 - Perc</text:p>
          </table:table-cell>
          <table:table-cell table:style-name="ce14" table:formula="of:=CONCATENATE(&quot;DCA3 - &quot;;[$Groups.B4])" office:value-type="string" office:string-value="DCA3 - Bass" calcext:value-type="string">
            <text:p>DCA3 - Bass</text:p>
          </table:table-cell>
          <table:table-cell table:style-name="ce14" table:formula="of:=CONCATENATE(&quot;DCA4 - &quot;;[$Groups.B5])" office:value-type="string" office:string-value="DCA4 - Egit" calcext:value-type="string">
            <text:p>DCA4 - Egit</text:p>
          </table:table-cell>
          <table:table-cell table:style-name="ce14" table:formula="of:=CONCATENATE(&quot;DCA5 - &quot;;[$Groups.B6])" office:value-type="string" office:string-value="DCA5 - Accu" calcext:value-type="string">
            <text:p>DCA5 - Accu</text:p>
          </table:table-cell>
          <table:table-cell table:style-name="ce14" table:formula="of:=CONCATENATE(&quot;DCA6 - &quot;;[$Groups.B7])" office:value-type="string" office:string-value="DCA6 - Keys" calcext:value-type="string">
            <text:p>DCA6 - Keys</text:p>
          </table:table-cell>
          <table:table-cell table:style-name="ce14" table:formula="of:=CONCATENATE(&quot;DCA7 - &quot;;[$Groups.B8])" office:value-type="string" office:string-value="DCA7 - Lead" calcext:value-type="string">
            <text:p>DCA7 - Lead</text:p>
          </table:table-cell>
          <table:table-cell table:style-name="ce14" table:formula="of:=CONCATENATE(&quot;DCA8 - &quot;;[$Groups.B9])" office:value-type="string" office:string-value="DCA8 - BV" calcext:value-type="string">
            <text:p>DCA8 - BV</text:p>
          </table:table-cell>
          <table:table-cell table:style-name="ce14" table:formula="of:=CONCATENATE(&quot;DCA9 - &quot;;[$Groups.B10])" office:value-type="string" office:string-value="DCA9 - FX" calcext:value-type="string">
            <text:p>DCA9 - FX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2]=&quot;x&quot;;&quot;x&quot;;&quot;&quot;)" office:value-type="string" office:string-value="x" calcext:value-type="string">
            <text:p>x</text:p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>
            <text:p/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 table:formula="of:=IF([.AJ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3]=&quot;x&quot;;&quot;x&quot;;&quot;&quot;)" office:value-type="string" office:string-value="x" calcext:value-type="string">
            <text:p>x</text:p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>
            <text:p/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 table:formula="of:=IF([.AJ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4]=&quot;x&quot;;&quot;x&quot;;&quot;&quot;)" office:value-type="string" office:string-value="x" calcext:value-type="string">
            <text:p>x</text:p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>
            <text:p/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 table:formula="of:=IF([.AJ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5]=&quot;x&quot;;&quot;x&quot;;&quot;&quot;)" office:value-type="string" office:string-value="x" calcext:value-type="string">
            <text:p>x</text:p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>
            <text:p/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 table:formula="of:=IF([.AJ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6]=&quot;x&quot;;&quot;x&quot;;&quot;&quot;)" office:value-type="string" office:string-value="x" calcext:value-type="string">
            <text:p>x</text:p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>
            <text:p/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 table:formula="of:=IF([.AJ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7]=&quot;x&quot;;&quot;x&quot;;&quot;&quot;)" office:value-type="string" office:string-value="x" calcext:value-type="string">
            <text:p>x</text:p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>
            <text:p/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 table:formula="of:=IF([.AJ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8]=&quot;x&quot;;&quot;x&quot;;&quot;&quot;)" office:value-type="string" office:string-value="x" calcext:value-type="string">
            <text:p>x</text:p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>
            <text:p/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 table:formula="of:=IF([.AJ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M9]=&quot;x&quot;;&quot;x&quot;;&quot;&quot;)" office:value-type="string" office:string-value="x" calcext:value-type="string">
            <text:p>x</text:p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>
            <text:p/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 table:formula="of:=IF([.AJ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M10]=&quot;x&quot;;&quot;x&quot;;&quot;&quot;)" office:value-type="string" office:string-value="x" calcext:value-type="string">
            <text:p>x</text:p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>
            <text:p/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 table:formula="of:=IF([.AJ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M11]=&quot;x&quot;;&quot;x&quot;;&quot;&quot;)" office:value-type="string" office:string-value="x" calcext:value-type="string">
            <text:p>x</text:p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>
            <text:p/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 table:formula="of:=IF([.AJ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M12]=&quot;x&quot;;&quot;x&quot;;&quot;&quot;)" office:value-type="string" office:string-value="x" calcext:value-type="string">
            <text:p>x</text:p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>
            <text:p/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 table:formula="of:=IF([.AJ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M13]=&quot;x&quot;;&quot;x&quot;;&quot;&quot;)" office:value-type="string" office:string-value="x" calcext:value-type="string">
            <text:p>x</text:p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>
            <text:p/>
          </table:table-cell>
          <table:table-cell table:formula="of:=IF([.AI13]=&quot;x&quot;;&quot;x&quot;;&quot;&quot;)">
            <text:p/>
          </table:table-cell>
          <table:table-cell table:formula="of:=IF([.AJ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"/>
          <table:table-cell table:formula="of:=IF([.M14]=&quot;x&quot;;&quot;x&quot;;&quot;&quot;)">
            <text:p/>
          </table:table-cell>
          <table:table-cell table:formula="of:=IF([.N14]=&quot;x&quot;;&quot;x&quot;;&quot;&quot;)" office:value-type="string" office:string-value="x" calcext:value-type="string">
            <text:p>x</text:p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>
            <text:p/>
          </table:table-cell>
          <table:table-cell table:formula="of:=IF([.AJ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M15]=&quot;x&quot;;&quot;x&quot;;&quot;&quot;)">
            <text:p/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 table:formula="of:=IF([.AJ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M16]=&quot;x&quot;;&quot;x&quot;;&quot;&quot;)">
            <text:p/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 table:formula="of:=IF([.AJ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M17]=&quot;x&quot;;&quot;x&quot;;&quot;&quot;)">
            <text:p/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 table:formula="of:=IF([.AJ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M18]=&quot;x&quot;;&quot;x&quot;;&quot;&quot;)">
            <text:p/>
          </table:table-cell>
          <table:table-cell table:formula="of:=IF([.N18]=&quot;x&quot;;&quot;x&quot;;&quot;&quot;)">
            <text:p/>
          </table:table-cell>
          <table:table-cell table:formula="of:=IF([.O18]=&quot;x&quot;;&quot;x&quot;;&quot;&quot;)" office:value-type="string" office:string-value="x" calcext:value-type="string">
            <text:p>x</text:p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 table:formula="of:=IF([.AJ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M19]=&quot;x&quot;;&quot;x&quot;;&quot;&quot;)">
            <text:p/>
          </table:table-cell>
          <table:table-cell table:formula="of:=IF([.N19]=&quot;x&quot;;&quot;x&quot;;&quot;&quot;)">
            <text:p/>
          </table:table-cell>
          <table:table-cell table:formula="of:=IF([.O19]=&quot;x&quot;;&quot;x&quot;;&quot;&quot;)" office:value-type="string" office:string-value="x" calcext:value-type="string">
            <text:p>x</text:p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 table:formula="of:=IF([.AJ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M20]=&quot;x&quot;;&quot;x&quot;;&quot;&quot;)">
            <text:p/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>
            <text:p/>
          </table:table-cell>
          <table:table-cell table:formula="of:=IF([.P20]=&quot;x&quot;;&quot;x&quot;;&quot;&quot;)" office:value-type="string" office:string-value="x" calcext:value-type="string">
            <text:p>x</text:p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 table:formula="of:=IF([.AJ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M21]=&quot;x&quot;;&quot;x&quot;;&quot;&quot;)">
            <text:p/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>
            <text:p/>
          </table:table-cell>
          <table:table-cell table:formula="of:=IF([.P21]=&quot;x&quot;;&quot;x&quot;;&quot;&quot;)" office:value-type="string" office:string-value="x" calcext:value-type="string">
            <text:p>x</text:p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 table:formula="of:=IF([.AJ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M22]=&quot;x&quot;;&quot;x&quot;;&quot;&quot;)">
            <text:p/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>
            <text:p/>
          </table:table-cell>
          <table:table-cell table:formula="of:=IF([.P22]=&quot;x&quot;;&quot;x&quot;;&quot;&quot;)" office:value-type="string" office:string-value="x" calcext:value-type="string">
            <text:p>x</text:p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 table:formula="of:=IF([.AJ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M23]=&quot;x&quot;;&quot;x&quot;;&quot;&quot;)">
            <text:p/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>
            <text:p/>
          </table:table-cell>
          <table:table-cell table:formula="of:=IF([.P23]=&quot;x&quot;;&quot;x&quot;;&quot;&quot;)" office:value-type="string" office:string-value="x" calcext:value-type="string">
            <text:p>x</text:p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 table:formula="of:=IF([.AJ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M24]=&quot;x&quot;;&quot;x&quot;;&quot;&quot;)">
            <text:p/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>
            <text:p/>
          </table:table-cell>
          <table:table-cell table:formula="of:=IF([.P24]=&quot;x&quot;;&quot;x&quot;;&quot;&quot;)" office:value-type="string" office:string-value="x" calcext:value-type="string">
            <text:p>x</text:p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 table:formula="of:=IF([.AJ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M25]=&quot;x&quot;;&quot;x&quot;;&quot;&quot;)">
            <text:p/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>
            <text:p/>
          </table:table-cell>
          <table:table-cell table:formula="of:=IF([.P25]=&quot;x&quot;;&quot;x&quot;;&quot;&quot;)" office:value-type="string" office:string-value="x" calcext:value-type="string">
            <text:p>x</text:p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 table:formula="of:=IF([.AJ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M26]=&quot;x&quot;;&quot;x&quot;;&quot;&quot;)">
            <text:p/>
          </table:table-cell>
          <table:table-cell table:formula="of:=IF([.N26]=&quot;x&quot;;&quot;x&quot;;&quot;&quot;)">
            <text:p/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>
            <text:p/>
          </table:table-cell>
          <table:table-cell table:formula="of:=IF([.Q26]=&quot;x&quot;;&quot;x&quot;;&quot;&quot;)" office:value-type="string" office:string-value="x" calcext:value-type="string">
            <text:p>x</text:p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 table:formula="of:=IF([.AJ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M27]=&quot;x&quot;;&quot;x&quot;;&quot;&quot;)">
            <text:p/>
          </table:table-cell>
          <table:table-cell table:formula="of:=IF([.N27]=&quot;x&quot;;&quot;x&quot;;&quot;&quot;)">
            <text:p/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>
            <text:p/>
          </table:table-cell>
          <table:table-cell table:formula="of:=IF([.Q27]=&quot;x&quot;;&quot;x&quot;;&quot;&quot;)" office:value-type="string" office:string-value="x" calcext:value-type="string">
            <text:p>x</text:p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 table:formula="of:=IF([.AJ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M28]=&quot;x&quot;;&quot;x&quot;;&quot;&quot;)">
            <text:p/>
          </table:table-cell>
          <table:table-cell table:formula="of:=IF([.N28]=&quot;x&quot;;&quot;x&quot;;&quot;&quot;)">
            <text:p/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>
            <text:p/>
          </table:table-cell>
          <table:table-cell table:formula="of:=IF([.Q28]=&quot;x&quot;;&quot;x&quot;;&quot;&quot;)" office:value-type="string" office:string-value="x" calcext:value-type="string">
            <text:p>x</text:p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 table:formula="of:=IF([.AJ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M29]=&quot;x&quot;;&quot;x&quot;;&quot;&quot;)">
            <text:p/>
          </table:table-cell>
          <table:table-cell table:formula="of:=IF([.N29]=&quot;x&quot;;&quot;x&quot;;&quot;&quot;)">
            <text:p/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>
            <text:p/>
          </table:table-cell>
          <table:table-cell table:formula="of:=IF([.Q29]=&quot;x&quot;;&quot;x&quot;;&quot;&quot;)" office:value-type="string" office:string-value="x" calcext:value-type="string">
            <text:p>x</text:p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 table:formula="of:=IF([.AJ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0]=&quot;x&quot;;&quot;x&quot;;&quot;&quot;)">
            <text:p/>
          </table:table-cell>
          <table:table-cell table:formula="of:=IF([.N30]=&quot;x&quot;;&quot;x&quot;;&quot;&quot;)">
            <text:p/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>
            <text:p/>
          </table:table-cell>
          <table:table-cell table:formula="of:=IF([.R30]=&quot;x&quot;;&quot;x&quot;;&quot;&quot;)" office:value-type="string" office:string-value="x" calcext:value-type="string">
            <text:p>x</text:p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 table:formula="of:=IF([.AJ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1]=&quot;x&quot;;&quot;x&quot;;&quot;&quot;)">
            <text:p/>
          </table:table-cell>
          <table:table-cell table:formula="of:=IF([.N31]=&quot;x&quot;;&quot;x&quot;;&quot;&quot;)">
            <text:p/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>
            <text:p/>
          </table:table-cell>
          <table:table-cell table:formula="of:=IF([.R31]=&quot;x&quot;;&quot;x&quot;;&quot;&quot;)" office:value-type="string" office:string-value="x" calcext:value-type="string">
            <text:p>x</text:p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 table:formula="of:=IF([.AJ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2]=&quot;x&quot;;&quot;x&quot;;&quot;&quot;)">
            <text:p/>
          </table:table-cell>
          <table:table-cell table:formula="of:=IF([.N32]=&quot;x&quot;;&quot;x&quot;;&quot;&quot;)">
            <text:p/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>
            <text:p/>
          </table:table-cell>
          <table:table-cell table:formula="of:=IF([.R32]=&quot;x&quot;;&quot;x&quot;;&quot;&quot;)" office:value-type="string" office:string-value="x" calcext:value-type="string">
            <text:p>x</text:p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 table:formula="of:=IF([.AJ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3]=&quot;x&quot;;&quot;x&quot;;&quot;&quot;)">
            <text:p/>
          </table:table-cell>
          <table:table-cell table:formula="of:=IF([.N33]=&quot;x&quot;;&quot;x&quot;;&quot;&quot;)">
            <text:p/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>
            <text:p/>
          </table:table-cell>
          <table:table-cell table:formula="of:=IF([.R33]=&quot;x&quot;;&quot;x&quot;;&quot;&quot;)" office:value-type="string" office:string-value="x" calcext:value-type="string">
            <text:p>x</text:p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 table:formula="of:=IF([.AJ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4]=&quot;x&quot;;&quot;x&quot;;&quot;&quot;)">
            <text:p/>
          </table:table-cell>
          <table:table-cell table:formula="of:=IF([.N34]=&quot;x&quot;;&quot;x&quot;;&quot;&quot;)">
            <text:p/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>
            <text:p/>
          </table:table-cell>
          <table:table-cell table:formula="of:=IF([.R34]=&quot;x&quot;;&quot;x&quot;;&quot;&quot;)" office:value-type="string" office:string-value="x" calcext:value-type="string">
            <text:p>x</text:p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 table:formula="of:=IF([.AJ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5]=&quot;x&quot;;&quot;x&quot;;&quot;&quot;)">
            <text:p/>
          </table:table-cell>
          <table:table-cell table:formula="of:=IF([.N35]=&quot;x&quot;;&quot;x&quot;;&quot;&quot;)">
            <text:p/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>
            <text:p/>
          </table:table-cell>
          <table:table-cell table:formula="of:=IF([.R35]=&quot;x&quot;;&quot;x&quot;;&quot;&quot;)" office:value-type="string" office:string-value="x" calcext:value-type="string">
            <text:p>x</text:p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 table:formula="of:=IF([.AJ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6]=&quot;x&quot;;&quot;x&quot;;&quot;&quot;)">
            <text:p/>
          </table:table-cell>
          <table:table-cell table:formula="of:=IF([.N36]=&quot;x&quot;;&quot;x&quot;;&quot;&quot;)">
            <text:p/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>
            <text:p/>
          </table:table-cell>
          <table:table-cell table:formula="of:=IF([.R36]=&quot;x&quot;;&quot;x&quot;;&quot;&quot;)" office:value-type="string" office:string-value="x" calcext:value-type="string">
            <text:p>x</text:p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 table:formula="of:=IF([.AJ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M37]=&quot;x&quot;;&quot;x&quot;;&quot;&quot;)">
            <text:p/>
          </table:table-cell>
          <table:table-cell table:formula="of:=IF([.N37]=&quot;x&quot;;&quot;x&quot;;&quot;&quot;)">
            <text:p/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>
            <text:p/>
          </table:table-cell>
          <table:table-cell table:formula="of:=IF([.R37]=&quot;x&quot;;&quot;x&quot;;&quot;&quot;)" office:value-type="string" office:string-value="x" calcext:value-type="string">
            <text:p>x</text:p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 table:formula="of:=IF([.AJ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>
            <text:p/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 table:formula="of:=IF([.AJ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>
            <text:p/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 table:formula="of:=IF([.AJ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>
            <text:p/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 table:formula="of:=IF([.AJ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>
            <text:p/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 table:formula="of:=IF([.AJ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>
            <text:p/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>
            <text:p/>
          </table:table-cell>
          <table:table-cell table:formula="of:=IF([.S42]=&quot;x&quot;;&quot;x&quot;;&quot;&quot;)" office:value-type="string" office:string-value="x" calcext:value-type="string">
            <text:p>x</text:p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 table:formula="of:=IF([.AJ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>
            <text:p/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>
            <text:p/>
          </table:table-cell>
          <table:table-cell table:formula="of:=IF([.S43]=&quot;x&quot;;&quot;x&quot;;&quot;&quot;)" office:value-type="string" office:string-value="x" calcext:value-type="string">
            <text:p>x</text:p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 table:formula="of:=IF([.AJ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>
            <text:p/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>
            <text:p/>
          </table:table-cell>
          <table:table-cell table:formula="of:=IF([.S44]=&quot;x&quot;;&quot;x&quot;;&quot;&quot;)" office:value-type="string" office:string-value="x" calcext:value-type="string">
            <text:p>x</text:p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 table:formula="of:=IF([.AJ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>
            <text:p/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>
            <text:p/>
          </table:table-cell>
          <table:table-cell table:formula="of:=IF([.S45]=&quot;x&quot;;&quot;x&quot;;&quot;&quot;)" office:value-type="string" office:string-value="x" calcext:value-type="string">
            <text:p>x</text:p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 table:formula="of:=IF([.AJ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>
            <text:p/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>
            <text:p/>
          </table:table-cell>
          <table:table-cell table:formula="of:=IF([.T46]=&quot;x&quot;;&quot;x&quot;;&quot;&quot;)" office:value-type="string" office:string-value="x" calcext:value-type="string">
            <text:p>x</text:p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 table:formula="of:=IF([.AJ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>
            <text:p/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>
            <text:p/>
          </table:table-cell>
          <table:table-cell table:formula="of:=IF([.T47]=&quot;x&quot;;&quot;x&quot;;&quot;&quot;)" office:value-type="string" office:string-value="x" calcext:value-type="string">
            <text:p>x</text:p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 table:formula="of:=IF([.AJ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>
            <text:p/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>
            <text:p/>
          </table:table-cell>
          <table:table-cell table:formula="of:=IF([.T48]=&quot;x&quot;;&quot;x&quot;;&quot;&quot;)" office:value-type="string" office:string-value="x" calcext:value-type="string">
            <text:p>x</text:p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 table:formula="of:=IF([.AJ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>
            <text:p/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>
            <text:p/>
          </table:table-cell>
          <table:table-cell table:formula="of:=IF([.T49]=&quot;x&quot;;&quot;x&quot;;&quot;&quot;)" office:value-type="string" office:string-value="x" calcext:value-type="string">
            <text:p>x</text:p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 table:formula="of:=IF([.AJ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>
            <text:p/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 table:formula="of:=IF([.AJ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>
            <text:p/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 table:formula="of:=IF([.AJ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>
            <text:p/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 table:formula="of:=IF([.AJ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>
            <text:p/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 table:formula="of:=IF([.AJ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>
            <text:p/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 table:formula="of:=IF([.AJ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>
            <text:p/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 table:formula="of:=IF([.AJ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>
            <text:p/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 table:formula="of:=IF([.AJ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>
            <text:p/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 table:formula="of:=IF([.AJ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>
            <text:p/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 table:formula="of:=IF([.AJ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>
            <text:p/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 table:formula="of:=IF([.AJ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>
            <text:p/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 table:formula="of:=IF([.AJ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>
            <text:p/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 table:formula="of:=IF([.AJ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>
            <text:p/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 table:formula="of:=IF([.AJ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>
            <text:p/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 table:formula="of:=IF([.AJ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>
            <text:p/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 table:formula="of:=IF([.AJ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>
            <text:p/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 table:formula="of:=IF([.AJ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>
            <text:p/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 table:formula="of:=IF([.AJ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>
            <text:p/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 table:formula="of:=IF([.AJ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>
            <text:p/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 table:formula="of:=IF([.AJ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>
            <text:p/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 table:formula="of:=IF([.AJ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>
            <text:p/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 table:formula="of:=IF([.AJ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>
            <text:p/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 table:formula="of:=IF([.AJ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>
            <text:p/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 table:formula="of:=IF([.AJ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>
            <text:p/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 table:formula="of:=IF([.AJ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>
            <text:p/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 table:formula="of:=IF([.AJ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>
            <text:p/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 table:formula="of:=IF([.AJ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>
            <text:p/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 table:formula="of:=IF([.AJ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>
            <text:p/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 table:formula="of:=IF([.AJ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>
            <text:p/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 table:formula="of:=IF([.AJ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>
            <text:p/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 table:formula="of:=IF([.AJ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>
            <text:p/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 table:formula="of:=IF([.AJ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>
            <text:p/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 table:formula="of:=IF([.AJ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>
            <text:p/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 table:formula="of:=IF([.AJ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>
            <text:p/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 table:formula="of:=IF([.AJ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>
            <text:p/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 table:formula="of:=IF([.AJ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>
            <text:p/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 table:formula="of:=IF([.AJ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>
            <text:p/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 table:formula="of:=IF([.AJ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>
            <text:p/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 table:formula="of:=IF([.AJ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>
            <text:p/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 table:formula="of:=IF([.AJ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>
            <text:p/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 table:formula="of:=IF([.AJ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>
            <text:p/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 table:formula="of:=IF([.AJ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>
            <text:p/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 table:formula="of:=IF([.AJ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>
            <text:p/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 table:formula="of:=IF([.AJ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>
            <text:p/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 table:formula="of:=IF([.AJ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>
            <text:p/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 table:formula="of:=IF([.AJ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>
            <text:p/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 table:formula="of:=IF([.AJ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>
            <text:p/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 table:formula="of:=IF([.AJ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>
            <text:p/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 table:formula="of:=IF([.AJ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>
            <text:p/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 table:formula="of:=IF([.AJ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>
            <text:p/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 table:formula="of:=IF([.AJ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>
            <text:p/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 table:formula="of:=IF([.AJ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>
            <text:p/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 table:formula="of:=IF([.AJ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>
            <text:p/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 table:formula="of:=IF([.AJ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>
            <text:p/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 table:formula="of:=IF([.AJ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>
            <text:p/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 table:formula="of:=IF([.AJ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>
            <text:p/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 table:formula="of:=IF([.AJ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>
            <text:p/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 table:formula="of:=IF([.AJ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>
            <text:p/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 table:formula="of:=IF([.AJ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>
            <text:p/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 table:formula="of:=IF([.AJ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>
            <text:p/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 table:formula="of:=IF([.AJ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>
            <text:p/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 table:formula="of:=IF([.AJ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>
            <text:p/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 table:formula="of:=IF([.AJ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>
            <text:p/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 table:formula="of:=IF([.AJ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>
            <text:p/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 table:formula="of:=IF([.AJ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>
            <text:p/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 table:formula="of:=IF([.AJ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>
            <text:p/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 table:formula="of:=IF([.AJ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>
            <text:p/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 table:formula="of:=IF([.AJ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>
            <text:p/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 table:formula="of:=IF([.AJ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>
            <text:p/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 table:formula="of:=IF([.AJ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>
            <text:p/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 table:formula="of:=IF([.AJ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>
            <text:p/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 table:formula="of:=IF([.AJ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>
            <text:p/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 table:formula="of:=IF([.AJ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>
            <text:p/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 table:formula="of:=IF([.AJ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>
            <text:p/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 table:formula="of:=IF([.AJ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>
            <text:p/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 table:formula="of:=IF([.AJ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>
            <text:p/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 table:formula="of:=IF([.AJ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>
            <text:p/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 table:formula="of:=IF([.AJ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>
            <text:p/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 table:formula="of:=IF([.AJ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>
            <text:p/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 table:formula="of:=IF([.AJ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9" table:content-validation-name="val2" office:value-type="string" calcext:value-type="string">
            <text:p>-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>
            <text:p/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 table:formula="of:=IF([.AJ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5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J1:Channels.J1048576 Channels.K2:Channels.K129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3" office:value-type="string" calcext:value-type="string">
            <text:p>Mono Group</text:p>
          </table:table-cell>
          <table:table-cell table:style-name="ce33" office:value-type="string" calcext:value-type="string">
            <text:p>Group Name</text:p>
          </table:table-cell>
          <table:table-cell table:style-name="ce33" office:value-type="string" calcext:value-type="string">
            <text:p>Group Color</text:p>
          </table:table-cell>
          <table:table-cell table:style-name="ce27" table:number-columns-repeated="2"/>
          <table:table-cell table:style-name="ce33" office:value-type="string" calcext:value-type="string">
            <text:p>Stereo Group</text:p>
          </table:table-cell>
          <table:table-cell table:style-name="ce33" office:value-type="string" calcext:value-type="string">
            <text:p>StGroup Name</text:p>
          </table:table-cell>
          <table:table-cell table:style-name="ce33" office:value-type="string" calcext:value-type="string">
            <text:p>StGroup Color</text:p>
          </table:table-cell>
          <table:table-cell table:style-name="ce27" table:number-columns-repeated="2"/>
          <table:table-cell table:style-name="ce35" office:value-type="string" calcext:value-type="string">
            <text:p>Mono Matrix</text:p>
          </table:table-cell>
          <table:table-cell table:style-name="ce35" office:value-type="string" calcext:value-type="string">
            <text:p>Matrix Name</text:p>
          </table:table-cell>
          <table:table-cell table:style-name="ce35" office:value-type="string" calcext:value-type="string">
            <text:p>Matrix Color</text:p>
          </table:table-cell>
          <table:table-cell table:style-name="ce27" table:number-columns-repeated="2"/>
          <table:table-cell table:style-name="ce35" office:value-type="string" calcext:value-type="string">
            <text:p>Stereo Matrix</text:p>
          </table:table-cell>
          <table:table-cell table:style-name="ce35" office:value-type="string" calcext:value-type="string">
            <text:p>StMatrix Name</text:p>
          </table:table-cell>
          <table:table-cell table:style-name="ce35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8" office:value-type="string" calcext:value-type="string">
            <text:p>FX Return</text:p>
          </table:table-cell>
          <table:table-cell table:style-name="ce38" office:value-type="string" calcext:value-type="string">
            <text:p>FX Return Name</text:p>
          </table:table-cell>
          <table:table-cell table:style-name="ce38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rums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]&lt;&gt;CONCATENATE(&quot;Grp&quot;;[.O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Perc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]&lt;&gt;CONCATENATE(&quot;Grp&quot;;[.O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Bas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]&lt;&gt;CONCATENATE(&quot;Grp&quot;;[.O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git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]&lt;&gt;CONCATENATE(&quot;Grp&quot;;[.O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Accu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]&lt;&gt;CONCATENATE(&quot;Grp&quot;;[.O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Keys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7]&lt;&gt;CONCATENATE(&quot;Grp&quot;;[.O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Lead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8]&lt;&gt;CONCATENATE(&quot;Grp&quot;;[.O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BV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9]&lt;&gt;CONCATENATE(&quot;Grp&quot;;[.O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FX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0]&lt;&gt;CONCATENATE(&quot;Grp&quot;;[.O1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1]&lt;&gt;CONCATENATE(&quot;Grp&quot;;[.O1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2]&lt;&gt;CONCATENATE(&quot;Grp&quot;;[.O1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3]&lt;&gt;CONCATENATE(&quot;Grp&quot;;[.O1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4]&lt;&gt;CONCATENATE(&quot;Grp&quot;;[.O1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5]&lt;&gt;CONCATENATE(&quot;Grp&quot;;[.O1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6]&lt;&gt;CONCATENATE(&quot;Grp&quot;;[.O1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7]&lt;&gt;CONCATENATE(&quot;Grp&quot;;[.O1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8]&lt;&gt;CONCATENATE(&quot;Grp&quot;;[.O1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9]&lt;&gt;CONCATENATE(&quot;Grp&quot;;[.O1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0]&lt;&gt;CONCATENATE(&quot;Grp&quot;;[.O2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1]&lt;&gt;CONCATENATE(&quot;Grp&quot;;[.O2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2]&lt;&gt;CONCATENATE(&quot;Grp&quot;;[.O2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3]&lt;&gt;CONCATENATE(&quot;Grp&quot;;[.O2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4]&lt;&gt;CONCATENATE(&quot;Grp&quot;;[.O2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5]&lt;&gt;CONCATENATE(&quot;Grp&quot;;[.O2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6]&lt;&gt;CONCATENATE(&quot;Grp&quot;;[.O2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7]&lt;&gt;CONCATENATE(&quot;Grp&quot;;[.O2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8]&lt;&gt;CONCATENATE(&quot;Grp&quot;;[.O2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9]&lt;&gt;CONCATENATE(&quot;Grp&quot;;[.O2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0]&lt;&gt;CONCATENATE(&quot;Grp&quot;;[.O3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1]&lt;&gt;CONCATENATE(&quot;Grp&quot;;[.O3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2]&lt;&gt;CONCATENATE(&quot;Grp&quot;;[.O3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2" table:content-validation-name="val9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3]&lt;&gt;CONCATENATE(&quot;Grp&quot;;[.O33]);1;0)" office:value-type="float" office:value="0" calcext:value-type="float">
            <text:p>0</text:p>
          </table:table-cell>
          <table:table-cell table:style-name="ce34"/>
          <table:table-cell table:number-columns-repeated="2"/>
          <table:table-cell table:style-name="ce32" table:content-validation-name="val9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6" table:content-validation-name="val9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4]&lt;&gt;CONCATENATE(&quot;Grp&quot;;[.O3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7" table:content-validation-name="val9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5]&lt;&gt;CONCATENATE(&quot;Grp&quot;;[.O3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6]&lt;&gt;CONCATENATE(&quot;Grp&quot;;[.O3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7]&lt;&gt;CONCATENATE(&quot;Grp&quot;;[.O3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8]&lt;&gt;CONCATENATE(&quot;Grp&quot;;[.O3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9]&lt;&gt;CONCATENATE(&quot;Grp&quot;;[.O3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0]&lt;&gt;CONCATENATE(&quot;Grp&quot;;[.O4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1]&lt;&gt;CONCATENATE(&quot;Grp&quot;;[.O4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2]&lt;&gt;CONCATENATE(&quot;Grp&quot;;[.O4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3]&lt;&gt;CONCATENATE(&quot;Grp&quot;;[.O4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4]&lt;&gt;CONCATENATE(&quot;Grp&quot;;[.O4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5]&lt;&gt;CONCATENATE(&quot;Grp&quot;;[.O4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6]&lt;&gt;CONCATENATE(&quot;Grp&quot;;[.O4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7]&lt;&gt;CONCATENATE(&quot;Grp&quot;;[.O4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8]&lt;&gt;CONCATENATE(&quot;Grp&quot;;[.O4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9]&lt;&gt;CONCATENATE(&quot;Grp&quot;;[.O4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0]&lt;&gt;CONCATENATE(&quot;Grp&quot;;[.O5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1]&lt;&gt;CONCATENATE(&quot;Grp&quot;;[.O5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2]&lt;&gt;CONCATENATE(&quot;Grp&quot;;[.O5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3]&lt;&gt;CONCATENATE(&quot;Grp&quot;;[.O5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4]&lt;&gt;CONCATENATE(&quot;Grp&quot;;[.O5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5]&lt;&gt;CONCATENATE(&quot;Grp&quot;;[.O5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6]&lt;&gt;CONCATENATE(&quot;Grp&quot;;[.O5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7]&lt;&gt;CONCATENATE(&quot;Grp&quot;;[.O5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8]&lt;&gt;CONCATENATE(&quot;Grp&quot;;[.O5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9]&lt;&gt;CONCATENATE(&quot;Grp&quot;;[.O5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0]&lt;&gt;CONCATENATE(&quot;Grp&quot;;[.O6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1]&lt;&gt;CONCATENATE(&quot;Grp&quot;;[.O6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2]&lt;&gt;CONCATENATE(&quot;Grp&quot;;[.O6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3]&lt;&gt;CONCATENATE(&quot;Grp&quot;;[.O6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2" table:content-validation-name="val9"/>
          <table:table-cell table:number-columns-repeated="8"/>
          <table:table-cell table:style-name="ce30"/>
          <table:table-cell table:style-name="ce32" table:content-validation-name="val9"/>
          <table:table-cell table:number-columns-repeated="9"/>
          <table:table-cell table:style-name="ce32" table:content-validation-name="val9"/>
          <table:table-cell table:number-columns-repeated="20"/>
        </table:table-row>
        <table:table-row table:style-name="ro2">
          <table:table-cell table:number-columns-repeated="6"/>
          <table:table-cell table:style-name="ce32" table:content-validation-name="val9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2" table:content-validation-name="val9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2" table:content-validation-name="val9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V4:Groups.V33 Groups.G2:Groups.G65 Groups.L2:Groups.L33 Groups.Q2:Groups.Q65 Groups.AA2:Groups.AA65 Groups.AF2:Groups.AF33">
            <calcext:condition calcext:apply-style-name="ConditionalStyle_8" calcext:value="=&quot;purple&quot;" calcext:base-cell-address="Groups.G2"/>
            <calcext:condition calcext:apply-style-name="ConditionalStyle_9" calcext:value="=&quot;light blue&quot;" calcext:base-cell-address="Groups.G2"/>
            <calcext:condition calcext:apply-style-name="ConditionalStyle_10" calcext:value="=&quot;green&quot;" calcext:base-cell-address="Groups.G2"/>
            <calcext:condition calcext:apply-style-name="ConditionalStyle_11" calcext:value="=&quot;red&quot;" calcext:base-cell-address="Groups.G2"/>
            <calcext:condition calcext:apply-style-name="ConditionalStyle_12" calcext:value="=&quot;black&quot;" calcext:base-cell-address="Groups.G2"/>
            <calcext:condition calcext:apply-style-name="ConditionalStyle_13" calcext:value="=&quot;yellow&quot;" calcext:base-cell-address="Groups.G2"/>
            <calcext:condition calcext:apply-style-name="ConditionalStyle_14" calcext:value="=&quot;blue&quot;" calcext:base-cell-address="Groups.G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G2:Groups.G63 Groups.L2:Groups.L32 Groups.Q2:Groups.Q63 Groups.V2:Groups.V32 Groups.AA2:Groups.AA63 Groups.AF2:Groups.AF32 Groups.AK2:Groups.AK17 Groups.AP2:Groups.AP17 Groups.AU2:Groups.AU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6" table:default-cell-style-name="ce41"/>
        <table:table-column table:style-name="co26" table:number-columns-repeated="2" table:default-cell-style-name="ce45"/>
        <table:table-column table:style-name="co26" table:number-columns-repeated="3" table:default-cell-style-name="Default"/>
        <table:table-row table:style-name="ro2">
          <table:table-cell table:style-name="ce39"/>
          <table:table-cell table:style-name="ce44" office:value-type="string" calcext:value-type="string">
            <text:p>Mono</text:p>
          </table:table-cell>
          <table:table-cell table:style-name="ce44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0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3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3"/>
        </table:table-row>
      </table:table>
      <table:table table:name="Misc" table:style-name="ta5">
        <office:forms form:automatic-focus="false" form:apply-design-mode="false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6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9" calcext:value-type="float">
            <text:p>9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10-22T20:31:17.661818336</dc:date>
    <meta:editing-cycles>271</meta:editing-cycles>
    <meta:editing-duration>PT23H4M50S</meta:editing-duration>
    <meta:generator>LibreOffice/7.4.2.3$MacOSX_X86_64 LibreOffice_project/382eef1f22670f7f4118c8c2dd222ec7ad009daf</meta:generator>
    <meta:document-statistic meta:table-count="5" meta:cell-count="6849" meta:object-count="0"/>
    <meta:user-defined meta:name="AppVersion">15.0000</meta:user-defined>
  </office:meta>
</office:document-meta>
</file>